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9264" officeooo:paragraph-rsid="00099264" style:font-weight-asian="bold" style:font-weight-complex="bold"/>
    </style:style>
    <style:style style:name="P2" style:family="paragraph" style:parent-style-name="Standard">
      <style:text-properties fo:font-weight="bold" officeooo:rsid="000ada2c" officeooo:paragraph-rsid="000bd2d2" style:font-weight-asian="bold" style:font-weight-complex="bold"/>
    </style:style>
    <style:style style:name="P3" style:family="paragraph" style:parent-style-name="Standard">
      <style:text-properties fo:font-weight="normal" officeooo:rsid="00099264" officeooo:paragraph-rsid="00099264" style:font-weight-asian="normal" style:font-weight-complex="normal"/>
    </style:style>
    <style:style style:name="P4" style:family="paragraph" style:parent-style-name="Standard">
      <style:text-properties fo:font-weight="normal" officeooo:rsid="00099264" officeooo:paragraph-rsid="000a70ca" style:font-weight-asian="normal" style:font-weight-complex="normal"/>
    </style:style>
    <style:style style:name="P5" style:family="paragraph" style:parent-style-name="Standard">
      <style:text-properties fo:font-weight="normal" officeooo:rsid="00099264" officeooo:paragraph-rsid="000db8cd" style:font-weight-asian="normal" style:font-weight-complex="normal"/>
    </style:style>
    <style:style style:name="P6" style:family="paragraph" style:parent-style-name="Standard">
      <style:text-properties fo:font-weight="normal" officeooo:rsid="000a55aa" officeooo:paragraph-rsid="000a55aa" style:font-weight-asian="normal" style:font-weight-complex="normal"/>
    </style:style>
    <style:style style:name="P7" style:family="paragraph" style:parent-style-name="Standard">
      <style:text-properties fo:font-weight="normal" officeooo:rsid="000a70ca" officeooo:paragraph-rsid="000a70ca" style:font-weight-asian="normal" style:font-weight-complex="normal"/>
    </style:style>
    <style:style style:name="P8" style:family="paragraph" style:parent-style-name="Standard">
      <style:text-properties fo:font-weight="normal" officeooo:rsid="000a70ca" officeooo:paragraph-rsid="000f86c2" style:font-weight-asian="normal" style:font-weight-complex="normal"/>
    </style:style>
    <style:style style:name="P9" style:family="paragraph" style:parent-style-name="Standard" style:list-style-name="L1">
      <style:text-properties fo:font-weight="bold" officeooo:rsid="00099264" officeooo:paragraph-rsid="00099264" style:font-weight-asian="bold" style:font-weight-complex="bold"/>
    </style:style>
    <style:style style:name="P10" style:family="paragraph" style:parent-style-name="Standard" style:list-style-name="L1">
      <style:text-properties fo:font-weight="bold" officeooo:rsid="000a55aa" officeooo:paragraph-rsid="000a55aa" style:font-weight-asian="bold" style:font-weight-complex="bold"/>
    </style:style>
    <style:style style:name="P11" style:family="paragraph" style:parent-style-name="Standard" style:list-style-name="L3">
      <style:text-properties fo:font-weight="bold" officeooo:rsid="000ada2c" officeooo:paragraph-rsid="000ada2c" style:font-weight-asian="bold" style:font-weight-complex="bold"/>
    </style:style>
    <style:style style:name="P12" style:family="paragraph" style:parent-style-name="Standard" style:list-style-name="L1">
      <style:text-properties fo:font-weight="bold" officeooo:rsid="0010acc7" officeooo:paragraph-rsid="0010acc7" style:font-weight-asian="bold" style:font-weight-complex="bold"/>
    </style:style>
    <style:style style:name="P13" style:family="paragraph" style:parent-style-name="Standard">
      <style:text-properties fo:font-weight="bold" officeooo:rsid="0010acc7" officeooo:paragraph-rsid="0010acc7" style:font-weight-asian="bold" style:font-weight-complex="bold"/>
    </style:style>
    <style:style style:name="P14" style:family="paragraph" style:parent-style-name="Standard" style:list-style-name="L1">
      <style:text-properties fo:font-weight="normal" officeooo:rsid="00099264" officeooo:paragraph-rsid="00099264" style:font-weight-asian="normal" style:font-weight-complex="normal"/>
    </style:style>
    <style:style style:name="P15" style:family="paragraph" style:parent-style-name="Standard">
      <style:text-properties fo:font-weight="normal" officeooo:rsid="000a55aa" officeooo:paragraph-rsid="000a70ca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0a55aa" officeooo:paragraph-rsid="000bd2d2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0a70ca" officeooo:paragraph-rsid="000bd2d2" style:font-weight-asian="normal" style:font-weight-complex="normal"/>
    </style:style>
    <style:style style:name="P18" style:family="paragraph" style:parent-style-name="Standard">
      <style:text-properties fo:font-weight="normal" officeooo:rsid="0010acc7" officeooo:paragraph-rsid="0010acc7" style:font-weight-asian="normal" style:font-weight-complex="normal"/>
    </style:style>
    <style:style style:name="P19" style:family="paragraph" style:parent-style-name="Standard" style:list-style-name="L2">
      <style:text-properties officeooo:paragraph-rsid="000bd2d2"/>
    </style:style>
    <style:style style:name="P20" style:family="paragraph" style:parent-style-name="Standard">
      <style:text-properties fo:color="#2a00ff" style:font-name="Monospace" fo:font-size="10pt" fo:font-weight="normal" officeooo:rsid="000a70ca" officeooo:paragraph-rsid="000f86c2" fo:background-color="#e8f2fe" style:font-size-asian="10pt" style:font-weight-asian="normal" style:font-weight-complex="normal"/>
    </style:style>
    <style:style style:name="P21" style:family="paragraph" style:parent-style-name="Standard">
      <style:text-properties fo:color="#2a00ff" style:font-name="Monospace" fo:font-size="10pt" fo:font-weight="normal" officeooo:rsid="000a70ca" officeooo:paragraph-rsid="000bd2d2" fo:background-color="#e8f2fe" style:font-size-asian="10p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5a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5aa" style:font-weight-asian="normal" style:font-weight-complex="normal"/>
    </style:style>
    <style:style style:name="T5" style:family="text">
      <style:text-properties officeooo:rsid="000a55aa"/>
    </style:style>
    <style:style style:name="T6" style:family="text">
      <style:text-properties officeooo:rsid="000a70ca"/>
    </style:style>
    <style:style style:name="T7" style:family="text">
      <style:text-properties officeooo:rsid="000db8cd"/>
    </style:style>
    <style:style style:name="T8" style:family="text">
      <style:text-properties fo:color="#2a00ff" style:font-name="Monospace" fo:font-size="10pt" fo:background-color="#e8f2fe" loext:char-shading-value="0" style:font-size-asian="10pt"/>
    </style:style>
    <style:style style:name="T9" style:family="text">
      <style:text-properties fo:color="#2a00ff" style:font-name="Monospace" fo:font-size="10pt" officeooo:rsid="000f86c2" fo:background-color="#e8f2fe" loext:char-shading-value="0" style:font-size-asian="10pt"/>
    </style:style>
    <style:style style:name="T10" style:family="text">
      <style:text-properties style:font-name="Monospace" fo:font-size="10pt" style:font-size-asian="10pt" fo:background-color="#e8f2fe"/>
    </style:style>
    <style:style style:name="T11" style:family="text">
      <style:text-properties style:font-name="Monospace" fo:font-size="10pt" fo:font-weight="normal" style:font-size-asian="10pt" style:font-weight-asian="normal" style:font-weight-complex="normal" fo:background-color="#e8f2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 Socket</text:p>
      <text:p text:style-name="P3"/>
      <text:p text:style-name="P3">O formato da requisição escolhido foi o JSON. </text:p>
      <text:p text:style-name="P1"/>
      <text:p text:style-name="P1">Actions</text:p>
      <text:p text:style-name="P3">Ações que serão realizadas no banco de dados relacional.</text:p>
      <text:p text:style-name="P3"/>
      <text:list xml:id="list3941518005795112813" text:style-name="L1">
        <text:list-item>
          <text:p text:style-name="P12">All</text:p>
        </text:list-item>
      </text:list>
      <text:p text:style-name="P13"><text:tab/><text:span text:style-name="T3">Recebe todos os conceitos</text:span></text:p>
      <text:p text:style-name="P13"><text:span text:style-name="T3"><text:tab/>{</text:span></text:p>
      <text:p text:style-name="P13"><text:span text:style-name="T3"><text:tab/><text:tab/>“action”: “all”</text:span></text:p>
      <text:p text:style-name="P13"><text:span text:style-name="T3"><text:tab/>}</text:span></text:p>
      <text:p text:style-name="P18"><text:tab/></text:p>
      <text:list xml:id="list121345680950937" text:continue-numbering="true" text:style-name="L1">
        <text:list-item>
          <text:p text:style-name="P12">Find</text:p>
          <text:p text:style-name="P14">Pesquisa um <text:span text:style-name="T6">conceito</text:span> no banco de dados a partir de seus campos.</text:p>
          <text:p text:style-name="P14">{</text:p>
        </text:list-item>
      </text:list>
      <text:p text:style-name="P3"><text:tab/><text:tab/>“action”: “find”,</text:p>
      <text:p text:style-name="P3"><text:tab/><text:tab/>“field”: “campo_do_<text:span text:style-name="T6">conceito</text:span>”,</text:p>
      <text:p text:style-name="P3"><text:tab/><text:tab/>“value”: “valor_do_campo”</text:p>
      <text:list xml:id="list121345999644831" text:continue-numbering="true" text:style-name="L1">
        <text:list-header>
          <text:p text:style-name="P14">}</text:p>
        </text:list-header>
      </text:list>
      <text:p text:style-name="P6"/>
      <text:list xml:id="list121344472656087" text:continue-numbering="true" text:style-name="L1">
        <text:list-item>
          <text:p text:style-name="P9">Store</text:p>
          <text:p text:style-name="P14">Salva um <text:span text:style-name="T6">conceito</text:span> no banco de dados a partir dos parametros especificados.</text:p>
        </text:list-item>
      </text:list>
      <text:p text:style-name="P3"><text:tab/>{</text:p>
      <text:p text:style-name="P3"><text:tab/><text:tab/>“action”: “store”,</text:p>
      <text:p text:style-name="P3"><text:tab/><text:tab/>“params”: </text:p>
      <text:p text:style-name="P3"><text:tab/><text:tab/>{</text:p>
      <text:p text:style-name="P3"><text:tab/><text:tab/><text:tab/>“<text:span text:style-name="T6">name</text:span>”: “<text:span text:style-name="T6">nome do conceito</text:span>”,</text:p>
      <text:p text:style-name="P4"><text:tab/><text:tab/><text:tab/>“<text:span text:style-name="T6">description</text:span>”: “<text:span text:style-name="T6">nome do conceito</text:span>”,</text:p>
      <text:p text:style-name="P4"><text:tab/><text:tab/><text:tab/>“<text:span text:style-name="T6">autor”: “nome do autor”,</text:span></text:p>
      <text:p text:style-name="P4"><text:tab/><text:tab/><text:tab/>“<text:span text:style-name="T6">area”: “nome da area”</text:span></text:p>
      <text:p text:style-name="P3"><text:tab/><text:tab/>}</text:p>
      <text:p text:style-name="P3"><text:tab/>}</text:p>
      <text:p text:style-name="P3"/>
      <text:list xml:id="list121345768898102" text:continue-numbering="true" text:style-name="L1">
        <text:list-item>
          <text:p text:style-name="P9">Delete</text:p>
          <text:p text:style-name="P14">Remove um <text:span text:style-name="T7">conceito</text:span> do banco de dados a partir de seu código.</text:p>
        </text:list-item>
      </text:list>
      <text:p text:style-name="P5"><text:tab/>{</text:p>
      <text:p text:style-name="P5"><text:tab/><text:tab/>“action”: “<text:span text:style-name="T7">delete</text:span>”,</text:p>
      <text:p text:style-name="P5"><text:tab/><text:tab/>“params”: </text:p>
      <text:p text:style-name="P5"><text:tab/><text:tab/>{</text:p>
      <text:p text:style-name="P5"><text:tab/><text:tab/><text:tab/>“<text:span text:style-name="T7">code</text:span>”: “<text:span text:style-name="T7">codigo do conceito</text:span>”</text:p>
      <text:p text:style-name="P5"><text:tab/><text:tab/>}</text:p>
      <text:p text:style-name="P5"><text:tab/>}</text:p>
      <text:p text:style-name="P5"/>
      <text:list xml:id="list121344733686491" text:continue-numbering="true" text:style-name="L1">
        <text:list-item>
          <text:p text:style-name="P10">Update</text:p>
        </text:list-item>
      </text:list>
      <text:p text:style-name="P4"><text:tab/>{</text:p>
      <text:p text:style-name="P4"><text:tab/><text:tab/>“action”: “store”,</text:p>
      <text:p text:style-name="P4"><text:tab/><text:tab/>“params”: </text:p>
      <text:p text:style-name="P4"><text:tab/><text:tab/>{</text:p>
      <text:p text:style-name="P4"><text:tab/><text:tab/><text:tab/>“<text:span text:style-name="T6">name</text:span>”: “<text:span text:style-name="T6">nome do conceito</text:span>”,</text:p>
      <text:p text:style-name="P4"><text:tab/><text:tab/><text:tab/>“<text:span text:style-name="T6">description</text:span>”: “<text:span text:style-name="T6">nome do conceito</text:span>”,</text:p>
      <text:p text:style-name="P4"><text:tab/><text:tab/><text:tab/>“<text:span text:style-name="T6">autor”: “nome do autor”,</text:span></text:p>
      <text:p text:style-name="P4"><text:soft-page-break/><text:tab/><text:tab/><text:tab/>“<text:span text:style-name="T6">area”: “nome da area”</text:span></text:p>
      <text:p text:style-name="P4"><text:tab/><text:tab/>}</text:p>
      <text:p text:style-name="P4"><text:tab/>}</text:p>
      <text:p text:style-name="P15"><text:tab/></text:p>
      <text:p text:style-name="P7"/>
      <text:p text:style-name="P2">Códigos </text:p>
      <text:p text:style-name="P2"/>
      <text:list xml:id="list6264246998002788488" text:style-name="L2">
        <text:list-item>
          <text:p text:style-name="P19"><text:span text:style-name="T2">200:</text:span><text:span text:style-name="T4"> operação realizada com sucesso;</text:span></text:p>
        </text:list-item>
      </text:list>
      <text:list xml:id="list4743425347383933352" text:style-name="L3">
        <text:list-item>
          <text:p text:style-name="P11">401: <text:span text:style-name="T3">action inexistente, por favor verifique o JSON enviado;</text:span></text:p>
        </text:list-item>
        <text:list-item>
          <text:p text:style-name="P16"><text:span text:style-name="T1">500:</text:span> operação mal sucessedida, erro interno no servidor;</text:p>
        </text:list-item>
        <text:list-item>
          <text:p text:style-name="P16"><text:span text:style-name="T1">404:</text:span> não foi possível encontrar nenhum conceito com este código;</text:p>
        </text:list-item>
        <text:list-item>
          <text:p text:style-name="P16"><text:span text:style-name="T1">501:</text:span> requisição mal formada, verifique o JSON enviado;</text:p>
        </text:list-item>
        <text:list-item>
          <text:p text:style-name="P17"><text:span text:style-name="T1">503:</text:span> parametros inválidos, <text:span text:style-name="T5"><text:s/>verifique o JSON enviado</text:span>.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3:46:16.190783296</meta:creation-date>
    <dc:date>2018-03-29T12:13:43.790056358</dc:date>
    <meta:editing-duration>PT2H38M1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198" meta:character-count="1214" meta:non-whitespace-character-count="1011"/>
  </office:meta>
</office:document-meta>
</file>